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f5fc" officeooo:paragraph-rsid="001df5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2:46:48.856782010</meta:creation-date>
    <dc:date>2018-09-22T12:47:17.953245288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0.3.2$Linux_X86_64 LibreOffice_project/00m0$Build-2</meta:generator>
  </office:meta>
</office:document-meta>
</file>